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0a055" officeooo:paragraph-rsid="0010a055"/>
    </style:style>
    <style:style style:name="P2" style:family="paragraph" style:parent-style-name="Standard">
      <style:text-properties officeooo:rsid="0011a5ab" officeooo:paragraph-rsid="0011a5ab"/>
    </style:style>
    <style:style style:name="P3" style:family="paragraph" style:parent-style-name="Standard">
      <style:text-properties style:text-underline-style="none" officeooo:rsid="0011c707" officeooo:paragraph-rsid="0011c707"/>
    </style:style>
    <style:style style:name="P4" style:family="paragraph" style:parent-style-name="Standard">
      <style:text-properties style:text-underline-style="none" officeooo:rsid="0011e390" officeooo:paragraph-rsid="0012b414"/>
    </style:style>
    <style:style style:name="P5" style:family="paragraph" style:parent-style-name="Standard">
      <style:text-properties style:text-underline-style="solid" style:text-underline-width="auto" style:text-underline-color="font-color" officeooo:rsid="0010a055" officeooo:paragraph-rsid="0010a055"/>
    </style:style>
    <style:style style:name="P6" style:family="paragraph" style:parent-style-name="Footnote">
      <style:text-properties officeooo:rsid="001921c8" officeooo:paragraph-rsid="001921c8"/>
    </style:style>
    <style:style style:name="P7" style:family="paragraph" style:parent-style-name="Standard" style:list-style-name="L1">
      <style:text-properties officeooo:paragraph-rsid="001624ca"/>
    </style:style>
    <style:style style:name="P8" style:family="paragraph" style:parent-style-name="Standard" style:list-style-name="L1">
      <style:text-properties officeooo:rsid="0011a5ab" officeooo:paragraph-rsid="0011a5ab"/>
    </style:style>
    <style:style style:name="P9" style:family="paragraph" style:parent-style-name="Standard">
      <style:text-properties officeooo:rsid="0011a5ab" officeooo:paragraph-rsid="0011a5ab"/>
    </style:style>
    <style:style style:name="P10" style:family="paragraph" style:parent-style-name="Standard">
      <style:text-properties style:text-underline-style="none" officeooo:rsid="0012b414" officeooo:paragraph-rsid="0012b414"/>
    </style:style>
    <style:style style:name="P11" style:family="paragraph" style:parent-style-name="Standard">
      <style:text-properties style:text-underline-style="none" officeooo:rsid="0012b414" officeooo:paragraph-rsid="001324f0"/>
    </style:style>
    <style:style style:name="P12" style:family="paragraph" style:parent-style-name="Standard">
      <style:text-properties style:text-underline-style="none" officeooo:rsid="001324f0" officeooo:paragraph-rsid="001324f0"/>
    </style:style>
    <style:style style:name="P13" style:family="paragraph" style:parent-style-name="Standard">
      <style:text-properties style:text-underline-style="none" officeooo:rsid="001921c8" officeooo:paragraph-rsid="001921c8"/>
    </style:style>
    <style:style style:name="P14" style:family="paragraph" style:parent-style-name="Standard">
      <style:text-properties style:text-underline-style="none" officeooo:rsid="001b2039" officeooo:paragraph-rsid="001b2039"/>
    </style:style>
    <style:style style:name="P15" style:family="paragraph" style:parent-style-name="Standard">
      <style:text-properties style:text-underline-style="none" officeooo:rsid="001bab0b" officeooo:paragraph-rsid="001bab0b"/>
    </style:style>
    <style:style style:name="P16" style:family="paragraph" style:parent-style-name="Standard" style:list-style-name="L2">
      <style:text-properties style:text-underline-style="none" officeooo:rsid="001dc664" officeooo:paragraph-rsid="001dc664"/>
    </style:style>
    <style:style style:name="P17" style:family="paragraph" style:parent-style-name="Standard" style:list-style-name="L2">
      <style:text-properties style:text-underline-style="none" officeooo:rsid="001f86f9" officeooo:paragraph-rsid="001f86f9"/>
    </style:style>
    <style:style style:name="P18" style:family="paragraph" style:parent-style-name="Standard">
      <style:text-properties style:text-underline-style="solid" style:text-underline-width="auto" style:text-underline-color="font-color" officeooo:rsid="001624ca" officeooo:paragraph-rsid="0010a055"/>
    </style:style>
    <style:style style:name="P19" style:family="paragraph" style:parent-style-name="Standard">
      <style:text-properties style:text-underline-style="solid" style:text-underline-width="auto" style:text-underline-color="font-color" officeooo:rsid="0010a055" officeooo:paragraph-rsid="0010a055"/>
    </style:style>
    <style:style style:name="P20" style:family="paragraph" style:parent-style-name="Standard">
      <style:text-properties officeooo:paragraph-rsid="0012b414"/>
    </style:style>
    <style:style style:name="P21" style:family="paragraph" style:parent-style-name="Standard">
      <style:text-properties officeooo:paragraph-rsid="0018e90e"/>
    </style:style>
    <style:style style:name="P22" style:family="paragraph" style:parent-style-name="Standard">
      <style:text-properties officeooo:paragraph-rsid="001dc664"/>
    </style:style>
    <style:style style:name="P23" style:family="paragraph" style:parent-style-name="Standard" style:list-style-name="L2">
      <style:text-properties officeooo:rsid="001dc664" officeooo:paragraph-rsid="001dc664"/>
    </style:style>
    <style:style style:name="P24" style:family="paragraph" style:parent-style-name="Standard" style:list-style-name="L2">
      <style:text-properties officeooo:rsid="001f86f9" officeooo:paragraph-rsid="001f86f9"/>
    </style:style>
    <style:style style:name="P25" style:family="paragraph" style:parent-style-name="Standard">
      <style:text-properties officeooo:rsid="001f86f9" officeooo:paragraph-rsid="001f86f9"/>
    </style:style>
    <style:style style:name="T1" style:family="text">
      <style:text-properties officeooo:rsid="0011a5ab"/>
    </style:style>
    <style:style style:name="T2" style:family="text">
      <style:text-properties officeooo:rsid="0011e390"/>
    </style:style>
    <style:style style:name="T3" style:family="text">
      <style:text-properties officeooo:rsid="0012b414"/>
    </style:style>
    <style:style style:name="T4" style:family="text">
      <style:text-properties officeooo:rsid="001624ca"/>
    </style:style>
    <style:style style:name="T5" style:family="text">
      <style:text-properties style:text-underline-style="none"/>
    </style:style>
    <style:style style:name="T6" style:family="text">
      <style:text-properties style:text-underline-style="none" officeooo:rsid="0012b414"/>
    </style:style>
    <style:style style:name="T7" style:family="text">
      <style:text-properties style:text-underline-style="none" officeooo:rsid="001624ca"/>
    </style:style>
    <style:style style:name="T8" style:family="text">
      <style:text-properties style:text-underline-style="none" officeooo:rsid="0018e90e"/>
    </style:style>
    <style:style style:name="T9" style:family="text">
      <style:text-properties style:text-underline-style="none" officeooo:rsid="001a6c0d"/>
    </style:style>
    <style:style style:name="T10" style:family="text">
      <style:text-properties style:text-underline-style="none" officeooo:rsid="001bab0b"/>
    </style:style>
    <style:style style:name="T11" style:family="text">
      <style:text-properties style:text-underline-style="none" officeooo:rsid="001dc664"/>
    </style:style>
    <style:style style:name="T12" style:family="text">
      <style:text-properties style:text-underline-style="none" officeooo:rsid="001bd38f"/>
    </style:style>
    <style:style style:name="T13" style:family="text">
      <style:text-properties fo:font-style="italic" style:font-style-asian="italic" style:font-style-complex="italic"/>
    </style:style>
    <style:style style:name="T14" style:family="text">
      <style:text-properties officeooo:rsid="001a6c0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quisitos:</text:p>
      <text:p text:style-name="P1"/>
      <text:p text:style-name="P18">Registrarse</text:p>
      <text:p text:style-name="P5">multi aplicaciones</text:p>
      <text:p text:style-name="P5">multi usuarios</text:p>
      <text:p text:style-name="P1"/>
      <text:p text:style-name="P5"><text:span text:style-name="T1">P</text:span>erdidos:</text:p>
      <text:p text:style-name="P1">El usuario debe poder agregar un nuevo pedido que puede ser un presupuesto, en encargo o una venta rápida.</text:p>
      <text:p text:style-name="P1">Éste pedido debe tener la facultad de tomar distintos estados por los que puede pasar, de una forma secuencial con la posibilidad de saltar estados pero no retroceder.</text:p>
      <text:p text:style-name="P2">Posibles estados:</text:p>
      <text:list xml:id="list138924762" text:style-name="L1">
        <text:list-item>
          <text:p text:style-name="P8">Presupuesto</text:p>
        </text:list-item>
        <text:list-item>
          <text:p text:style-name="P8">Espera</text:p>
        </text:list-item>
        <text:list-item>
          <text:p text:style-name="P7"><text:span text:style-name="T4">Recha</text:span><text:span text:style-name="T14">z</text:span><text:span text:style-name="T4">ado</text:span></text:p>
        </text:list-item>
        <text:list-item>
          <text:p text:style-name="P8">Aprobado</text:p>
        </text:list-item>
        <text:list-item>
          <text:p text:style-name="P8">Diseño</text:p>
        </text:list-item>
        <text:list-item>
          <text:p text:style-name="P8">Producción</text:p>
        </text:list-item>
        <text:list-item>
          <text:p text:style-name="P8">Terminado</text:p>
        </text:list-item>
        <text:list-item>
          <text:p text:style-name="P8">Embalaje</text:p>
        </text:list-item>
        <text:list-item>
          <text:p text:style-name="P8">Envío</text:p>
        </text:list-item>
        <text:list-item>
          <text:p text:style-name="P8">Entregado</text:p>
        </text:list-item>
      </text:list>
      <text:p text:style-name="P2"/>
      <text:p text:style-name="P2"/>
      <text:p text:style-name="P3">Cada pedido debe tener una fecha/hora de entrega estipulada, <text:s/>y si se entregará a domicilio <text:span text:style-name="T2">o no</text:span>; <text:span text:style-name="T4">en el caso de que se entregue a domicilio se debe tomar la dirección del contacto cliente o dejar que el operador pueda agregar una dirección de entrega, </text:span>estos datos serán necesarios para que <text:span text:style-name="T2">el</text:span> sistema pueda calcular la prioridad del pedido para así reportarle al responsable <text:span text:style-name="T2">si es necesario,</text:span></text:p>
      <text:p text:style-name="P4">Cuando se crea un nuevo pedido <text:span text:style-name="T3">se debe cargar el cliente que lo realiza, en el caso de no ser necesario se debe crear un cliente “Anónimo” que se elije en todo los pedidos de éste tipo.</text:span></text:p>
      <text:p text:style-name="P10">El pedido deberá tener un comentario descriptivo para poder identificarlo en la lista, además poder agregar la fecha de entrega que el cliente solicita, esto dependerá de la lista de detalles que solicita.</text:p>
      <text:p text:style-name="P20"><text:span text:style-name="T6">Cundo se cargan un nuevo detalle, </text:span><text:span text:style-name="T7">se elige el </text:span><text:span text:style-name="T6">producto </text:span><text:span text:style-name="T7">su</text:span><text:span text:style-name="T6"> cantidad, fracciones </text:span><text:span text:style-name="T7">según el tipo y unidad del producto y además del moto y los costos </text:span><text:span text:style-name="T6"><text:s/>se calcula el tiempo de elaboración si es que fue estipulado en las propiedades del producto; Éste tiempo se sumará por cada detalle para obtener un tiempo total que tardará en realizarse el pedido.</text:span></text:p>
      <text:p text:style-name="P11">El calculo del tiempo <text:span text:style-name="T4">será usado en </text:span>los pedidos <text:span text:style-name="T4">que </text:span>requieran de una elaboración, en el resto de los casos no se establece la propiedad tiempo en los productos.</text:p>
      <text:p text:style-name="P21"><text:span text:style-name="T8">Después de agregar detalles del pedido el sistema calculará monto total, tiempo de elab</text:span><text:span text:style-name="T9">o</text:span><text:span text:style-name="T8">ración y costos aproximados.</text:span></text:p>
      <text:p text:style-name="P13">El pedido debe dar <text:s/>la posibilidad de agregar un nuevo cliente a través de <text:s/><text:span text:style-name="T13">cliente-express</text:span><text:note text:id="ftn0" text:note-class="footnote"><text:note-citation>1</text:note-citation><text:note-body><text:p text:style-name="P6">Forma rápida de agregar un cliente con los datos básicos requeridos</text:p></text:note-body></text:note> y <text:span text:style-name="T14">también</text:span> la posibilidad de agregar <text:s/>adelanto<text:span text:style-name="T14">s</text:span> o pago que el cliente realice.</text:p>
      <text:p text:style-name="P13"/>
      <text:p text:style-name="P14">Detalles de un pedido:</text:p>
      <text:p text:style-name="P22"><text:span text:style-name="T10">El detalle del pedido se adapta según </text:span><text:span text:style-name="T11">la de venta del</text:span><text:span text:style-name="T10"> producto </text:span><text:span text:style-name="T11">que para algunas es necesario cargar como fracciones otras como valores discretos por algunas unidades que puede tener un producto</text:span></text:p>
      <text:p text:style-name="P22"><text:span text:style-name="T11"/></text:p>
      <text:p text:style-name="P22"><text:span text:style-name="T11"/></text:p>
      <text:p text:style-name="P22"><text:span text:style-name="T11"/></text:p>
      <text:p text:style-name="P22"><text:span text:style-name="T11"/></text:p>
      <text:p text:style-name="P22"><text:span text:style-name="T11"/></text:p>
      <text:p text:style-name="P22"><text:soft-page-break/><text:span text:style-name="T11">Unidades:</text:span></text:p>
      <text:list xml:id="list1751011597" text:style-name="L2">
        <text:list-item>
          <text:p text:style-name="P23"><text:span text:style-name="T12">U</text:span><text:span text:style-name="T5">nidad</text:span></text:p>
          <text:list>
            <text:list-item>
              <text:p text:style-name="P23"><text:span text:style-name="T5">simple</text:span></text:p>
            </text:list-item>
            <text:list-item>
              <text:p text:style-name="P23"><text:span text:style-name="T5">envasada</text:span></text:p>
            </text:list-item>
          </text:list>
        </text:list-item>
        <text:list-item>
          <text:p text:style-name="P16">Fracción</text:p>
          <text:list>
            <text:list-item>
              <text:p text:style-name="P16">kg</text:p>
            </text:list-item>
            <text:list-item>
              <text:p text:style-name="P16">ltro</text:p>
            </text:list-item>
            <text:list-item>
              <text:p text:style-name="P16">mtro</text:p>
            </text:list-item>
            <text:list-item>
              <text:p text:style-name="P17">tmp (tiempo)</text:p>
            </text:list-item>
          </text:list>
        </text:list-item>
        <text:list-item>
          <text:p text:style-name="P23"><text:span text:style-name="T5">Superficie</text:span></text:p>
          <text:list>
            <text:list-item>
              <text:p text:style-name="P23"><text:span text:style-name="T5">m²</text:span></text:p>
            </text:list-item>
            <text:list-item>
              <text:p text:style-name="P23"><text:span text:style-name="T5">ml</text:span></text:p>
            </text:list-item>
          </text:list>
        </text:list-item>
        <text:list-item>
          <text:p text:style-name="P23"><text:span text:style-name="T5">Volumen</text:span></text:p>
          <text:list>
            <text:list-item>
              <text:p text:style-name="P24"><text:span text:style-name="T5">m³</text:span></text:p>
            </text:list-item>
            <text:list-item>
              <text:p text:style-name="P24"><text:span text:style-name="T5">cm³</text:span></text:p>
            </text:list-item>
          </text:list>
        </text:list-item>
      </text:list>
      <text:p text:style-name="P25"><text:span text:style-name="T5"/></text:p>
      <text:p text:style-name="P15"/>
      <text:p text:style-name="P15"/>
      <text:p text:style-name="P13"/>
      <text:p text:style-name="P12"><text:span text:style-name="T13">Discusión</text:span>: poner precio al tiempo?, el valor es constante o varía según responsabilidades? <tex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s" fo:country="A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2:31:23.397981030</meta:creation-date>
    <dc:date>2021-01-02T16:35:22.326000000</dc:date>
    <meta:editing-duration>PT42M28S</meta:editing-duration>
    <meta:editing-cycles>13</meta:editing-cycles>
    <meta:generator>LibreOffice/7.0.1.2$Windows_X86_64 LibreOffice_project/7cbcfc562f6eb6708b5ff7d7397325de9e764452</meta:generator>
    <meta:document-statistic meta:table-count="0" meta:image-count="0" meta:object-count="0" meta:page-count="2" meta:paragraph-count="44" meta:word-count="441" meta:character-count="2500" meta:non-whitespace-character-count="2123"/>
  </office:meta>
</office:document-meta>
</file>